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tGenerato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tGenerator.emitPart( Part p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eateFileState.body( DataBuffer data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eamingSta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FieldState.store( DataBuffer dataBuff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tGenerator.can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ingFileState.WritingFileState( CreateFileState state , Path file , WritableByteChannel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sposedState.on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eamingState.error( Throwable throw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reateFileState.createFileState( Path dire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tGenerator.hookOnError(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dleFileState.on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ritingFileState.onComple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MemorySta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Generator.emitError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FieldState.on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dleFileState.IdleFileState( WritingFile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ritingFileState.writeInternal( DataBuffer dataBuff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ormFieldState.body( DataBuffer dataBuff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tGenerator.hookOnSubscribe( Subscription sub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ialState.Initial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MemoryState.InMemoryState(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Generator.hookOn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osedState.body( DataBuffer data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ingFileSta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FieldState.FormFieldState(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Generator.changeState( State oldState , State new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MemoryState.switchToFile( DataBuffer current , long byte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isposedSta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FileSta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MemoryState.emitMemoryP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MemoryState.storeBuffer( DataBuffer data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eateFileState.fileCreated( WritingFileState new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ormFieldSta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Generator.requestToke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reateFileStat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tGenerator.newPart( State currentState , HttpHeaders head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nMemoryStat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posedState.Disposed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ritingFileState.WritingFileState( IdleFile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ritingFileState.writeComple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rtGenerator.hookOnNext( MultipartParser . Token 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tGenerator.createPart( Flux &lt; MultipartParser . Token &gt; tokens , int maxInMemorySize , long maxDiskUsagePerPart , boolean streaming , Mono &lt; Path &gt; fileStorageDirectory , Scheduler blockingOperationSchedu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itialSta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MemoryState.on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FileState.CreateFileState( HttpHeaders headers , Collection &lt; DataBuffer &gt; content , long byt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dleFileState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dleFileSta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leFileState.body( DataBuffer dataBuff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treamingState.onComple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reateFileState.on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ingFileState.body( DataBuffer data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itingFileState.writeBuffers( Iterable &lt; DataBuffer &gt; dataBuff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tGenerator.curr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ialState.body( DataBuffer data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eamingState.StreamingState( FluxSink &lt; DataBuffer &gt; bodyS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Generator.PartGenerator( MonoSink &lt; Part &gt; sink , int maxInMemorySize , long maxDiskUsagePerPart , boolean streaming , Mono &lt; Path &gt; fileStorageDirectory , Scheduler blockingOperationSchedu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ritingFileState.writeBuffer( DataBuffer data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tGenerator.changeStateInternal( State new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itialState.on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ritingFileState.can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Generator.error(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reateFileState.create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eamingState.body( DataBuffer dataBuff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ritingFileState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MemoryState.body( DataBuffer dataBuff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